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3.14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0.6458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style:min-row-height="0.25in"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5.0833in"/>
    </style:style>
    <style:style style:name="Table8.B" style:family="table-column">
      <style:table-column-properties style:column-width="1.16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7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 fo:break-before="page"/>
    </style:style>
    <style:style style:name="P21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1ouskhsdce8n"/>Общие правила к лаб. работам</text:p>
      <text:list xml:id="list2690289488" text:style-name="WWNum2">
        <text:list-item>
          <text:p text:style-name="P3"><text:span text:style-name="T1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span></text:p>
        </text:list-item>
        <text:list-item>
          <text:p text:style-name="P3"><text:span text:style-name="T1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span></text:p>
        </text:list-item>
        <text:list-item>
          <text:p text:style-name="P3"><text:span text:style-name="T1">Необязательные и доп. требования можно сдавать после защиты лаб. работы. </text:span></text:p>
        </text:list-item>
        <text:list-item>
          <text:p text:style-name="P3"><text:span text:style-name="T1">Может быть выставлено неполное кол-во баллов за выполнение лаб. работы, если она выполнена не до конца корректно.</text:span></text:p>
        </text:list-item>
        <text:list-item>
          <text:p text:style-name="P3"><text:span text:style-name="T1">Лабораторные работы должны быть написаны на чистом C++, исключение только для разработки GUI</text:span></text:p>
        </text:list-item>
      </text:list>
      <text:p text:style-name="P19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6">ЛР1</text:p>
          </table:table-cell>
          <table:table-cell table:style-name="Table1.A1" office:value-type="string">
            <text:p text:style-name="P16">ЛР2</text:p>
          </table:table-cell>
          <table:table-cell table:style-name="Table1.A1" office:value-type="string">
            <text:p text:style-name="P16">ЛР3</text:p>
          </table:table-cell>
          <table:table-cell table:style-name="Table1.A1" office:value-type="string">
            <text:p text:style-name="P16">ЛР4</text:p>
          </table:table-cell>
          <table:table-cell table:style-name="Table1.A1" office:value-type="string">
            <text:p text:style-name="P16">ЛР5</text:p>
          </table:table-cell>
          <table:table-cell table:style-name="Table1.A1" office:value-type="string">
            <text:p text:style-name="P16">ЛР6</text:p>
          </table:table-cell>
          <table:table-cell table:style-name="Table1.A1" office:value-type="string">
            <text:p text:style-name="P16">ЛР7</text:p>
          </table:table-cell>
        </table:table-row>
        <table:table-row table:style-name="Table1.1">
          <table:table-cell table:style-name="Table1.A1" office:value-type="string">
            <text:p text:style-name="P16">02.03</text:p>
          </table:table-cell>
          <table:table-cell table:style-name="Table1.A1" office:value-type="string">
            <text:p text:style-name="P16">23.03</text:p>
          </table:table-cell>
          <table:table-cell table:style-name="Table1.A1" office:value-type="string">
            <text:p text:style-name="P16">06.04</text:p>
          </table:table-cell>
          <table:table-cell table:style-name="Table1.A1" office:value-type="string">
            <text:p text:style-name="P16">20.04</text:p>
          </table:table-cell>
          <table:table-cell table:style-name="Table1.A1" office:value-type="string">
            <text:p text:style-name="P16">11.05</text:p>
          </table:table-cell>
          <table:table-cell table:style-name="Table1.A1" office:value-type="string">
            <text:p text:style-name="P16">18.05</text:p>
          </table:table-cell>
          <table:table-cell table:style-name="Table1.A1" office:value-type="string">
            <text:p text:style-name="P16">30.05</text:p>
          </table:table-cell>
        </table:table-row>
      </table:table>
      <text:p text:style-name="P19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2">Пункт</text:span></text:p>
          </table:table-cell>
          <table:table-cell table:style-name="Table2.A1" office:value-type="string">
            <text:p text:style-name="P17"><text:span text:style-name="T2">Максимальное кол-во баллов</text:span></text:p>
          </table:table-cell>
        </table:table-row>
        <table:table-row table:style-name="Table2.1">
          <table:table-cell table:style-name="Table2.A1" office:value-type="string">
            <text:p text:style-name="P17">Выполнение лаб. работ</text:p>
          </table:table-cell>
          <table:table-cell table:style-name="Table2.A1" office:value-type="string">
            <text:p text:style-name="P17">130</text:p>
          </table:table-cell>
        </table:table-row>
        <table:table-row table:style-name="Table2.1">
          <table:table-cell table:style-name="Table2.A1" office:value-type="string">
            <text:p text:style-name="P17">Выполнение доп. требований</text:p>
          </table:table-cell>
          <table:table-cell table:style-name="Table2.A1" office:value-type="string">
            <text:p text:style-name="P17">50 </text:p>
          </table:table-cell>
        </table:table-row>
        <table:table-row table:style-name="Table2.1">
          <table:table-cell table:style-name="Table2.A1" office:value-type="string">
            <text:p text:style-name="P17">Контрольные работы</text:p>
          </table:table-cell>
          <table:table-cell table:style-name="Table2.A1" office:value-type="string">
            <text:p text:style-name="P17">15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Допуск</text:p>
          </table:table-cell>
          <table:table-cell table:style-name="Table3.A1" office:value-type="string">
            <text:p text:style-name="P17"><text:span text:style-name="T1">1) Stepik + 35 баллов за лаб. работы </text:span></text:p>
            <text:p text:style-name="P17"><text:span text:style-name="T1">2) Stepik + по 1 баллу за каждое обязательно требование первых 6 лаб. работ</text:span></text:p>
          </table:table-cell>
        </table:table-row>
        <table:table-row table:style-name="Table3.1">
          <table:table-cell table:style-name="Table3.A1" office:value-type="string">
            <text:p text:style-name="P17">Удов</text:p>
          </table:table-cell>
          <table:table-cell table:style-name="Table3.A1" office:value-type="string">
            <text:p text:style-name="P17">70 баллов</text:p>
          </table:table-cell>
        </table:table-row>
        <table:table-row table:style-name="Table3.1">
          <table:table-cell table:style-name="Table3.A1" office:value-type="string">
            <text:p text:style-name="P17">Хор</text:p>
          </table:table-cell>
          <table:table-cell table:style-name="Table3.A1" office:value-type="string">
            <text:p text:style-name="P17">110 баллов</text:p>
          </table:table-cell>
        </table:table-row>
        <table:table-row table:style-name="Table3.1">
          <table:table-cell table:style-name="Table3.A1" office:value-type="string">
            <text:p text:style-name="P17">Отл</text:p>
          </table:table-cell>
          <table:table-cell table:style-name="Table3.A1" office:value-type="string">
            <text:p text:style-name="P17">160 баллов</text:p>
          </table:table-cell>
        </table:table-row>
      </table:table>
      <text:p text:style-name="P19"><text:bookmark text:name="_w1ejhfec5r7"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3273833722" text:style-name="WWNum8">
        <text:list-item>
          <text:p text:style-name="P4">Класс игрового поля</text:p>
        </text:list-item>
        <text:list-item>
          <text:p text:style-name="P4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1843385891" text:style-name="WWNum4">
        <text:list-item>
          <text:p text:style-name="P5">Создание поля произвольного размера</text:p>
        </text:list-item>
        <text:list-item>
          <text:p text:style-name="P5">Контроль максимального количества объектов на поле</text:p>
        </text:list-item>
        <text:list-item>
          <text:p text:style-name="P5">Возможность добавления и удаления объектов на поле</text:p>
        </text:list-item>
        <text:list-item>
          <text:p text:style-name="P5">Возможность копирования поля (включая объекты на нем)</text:p>
        </text:list-item>
        <text:list-item>
          <text:p text:style-name="P5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805546858" text:style-name="WWNum3">
        <text:list-item>
          <text:p text:style-name="P6">Все юниты должны иметь как минимум один общий интерфейс</text:p>
        </text:list-item>
        <text:list-item>
          <text:p text:style-name="P6">Реализованы 3 типа юнитов (например, пехота, лучники, конница)</text:p>
        </text:list-item>
        <text:list-item>
          <text:p text:style-name="P6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6">Юниты имеют характеристики, отражающие их основные атрибуты, такие как здоровье, броня, атака.</text:p>
        </text:list-item>
        <text:list-item>
          <text:p text:style-name="P6">Юнит имеет возможность перемещаться по карте</text:p>
        </text:list-item>
      </text:list>
      <text:p text:style-name="P1"><text:soft-page-break/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Выполнены основные требования класса поле</text:p>
          </table:table-cell>
          <table:table-cell table:style-name="Table4.A1" office:value-type="string">
            <text:p text:style-name="P16">3 балла</text:p>
          </table:table-cell>
        </table:table-row>
        <table:table-row table:style-name="Table4.2">
          <table:table-cell table:style-name="Table4.A1" office:value-type="string">
            <text:p text:style-name="P16">Выполнены основные требования классов юнитов</text:p>
          </table:table-cell>
          <table:table-cell table:style-name="Table4.A1" office:value-type="string">
            <text:p text:style-name="P16">4 балла</text:p>
          </table:table-cell>
        </table:table-row>
        <table:table-row table:style-name="Table4.3">
          <table:table-cell table:style-name="Table4.A1" office:value-type="string">
            <text:p text:style-name="P16">Имеется 3+ демонстрационных примера</text:p>
          </table:table-cell>
          <table:table-cell table:style-name="Table4.A1" office:value-type="string">
            <text:p text:style-name="P16">1 балл</text:p>
          </table:table-cell>
        </table:table-row>
        <table:table-row table:style-name="Table4.4">
          <table:table-cell table:style-name="Table4.A1" office:value-type="string">
            <text:p text:style-name="P16">Все методы класса сохраняют инвариант этого класса</text:p>
          </table:table-cell>
          <table:table-cell table:style-name="Table4.A1" office:value-type="string">
            <text:p text:style-name="P16">2 балл</text:p>
          </table:table-cell>
        </table:table-row>
        <table:table-row table:style-name="Table4.5">
          <table:table-cell table:style-name="Table4.A1" office:value-type="string">
            <text:p text:style-name="P16"><text:span text:style-name="T4">*Созданы конструкторы копирования и перемещения</text:span></text:p>
          </table:table-cell>
          <table:table-cell table:style-name="Table4.A1" office:value-type="string">
            <text:p text:style-name="P16"><text:span text:style-name="T4">2 балла</text:span></text:p>
          </table:table-cell>
        </table:table-row>
        <table:table-row table:style-name="Table4.6">
          <table:table-cell table:style-name="Table4.A1" office:value-type="string">
            <text:p text:style-name="P16"><text:span text:style-name="T4">*Все методы принимают параметры оптимальным образом (то есть, отсутствует лишнее копирование объектов)</text:span></text:p>
          </table:table-cell>
          <table:table-cell table:style-name="Table4.A1" office:value-type="string">
            <text:p text:style-name="P16"><text:span text:style-name="T4">1 балл</text:span></text:p>
          </table:table-cell>
        </table:table-row>
        <table:table-row table:style-name="Table4.7">
          <table:table-cell table:style-name="Table4.A1" office:value-type="string">
            <text:p text:style-name="P16"><text:span text:style-name="T4">*Для атрибутов юнитов созданы свои классы. Создавать их требуется, если это не противоречит логике.</text:span></text:p>
          </table:table-cell>
          <table:table-cell table:style-name="Table4.A1" office:value-type="string">
            <text:p text:style-name="P16"><text:span text:style-name="T4">2 балла</text:span></text:p>
          </table:table-cell>
        </table:table-row>
        <table:table-row table:style-name="Table4.8">
          <table:table-cell table:style-name="Table4.A1" office:value-type="string">
            <text:p text:style-name="P16"><text:span text:style-name="T4">*Для создания юнитов используются паттерны “Фабричный метод” / “Абстрактная фабрика”</text:span></text:p>
          </table:table-cell>
          <table:table-cell table:style-name="Table4.A1" office:value-type="string">
            <text:p text:style-name="P16"><text:span text:style-name="T4">3 баллов</text:span></text:p>
          </table:table-cell>
        </table:table-row>
        <table:table-row table:style-name="Table4.9">
          <table:table-cell table:style-name="Table4.A1" office:value-type="string">
            <text:p text:style-name="P16"><text:span text:style-name="T4">*Создан итератор для поля</text:span></text:p>
          </table:table-cell>
          <table:table-cell table:style-name="Table4.A1" office:value-type="string">
            <text:p text:style-name="P16"><text:span text:style-name="T4">2 балла</text:span></text:p>
          </table:table-cell>
        </table:table-row>
        <table:table-row table:style-name="Table4.10">
          <table:table-cell table:style-name="Table4.A1" office:value-type="string">
            <text:p text:style-name="P16"><text:span text:style-name="T2">Кол-во баллов за основные требования</text:span></text:p>
          </table:table-cell>
          <table:table-cell table:style-name="Table4.A1" office:value-type="string">
            <text:p text:style-name="P16"><text:span text:style-name="T2">10 баллов</text:span></text:p>
          </table:table-cell>
        </table:table-row>
        <table:table-row table:style-name="Table4.11">
          <table:table-cell table:style-name="Table4.A1" office:value-type="string">
            <text:p text:style-name="P16"><text:span text:style-name="T2">Максимальное кол-во баллов за лаб. работу</text:span></text:p>
          </table:table-cell>
          <table:table-cell table:style-name="Table4.A1" office:value-type="string">
            <text:p text:style-name="P16"><text:span text:style-name="T2">20 баллов</text:span></text:p>
          </table:table-cell>
        </table:table-row>
      </table:table>
      <text:p text:style-name="P1"/>
      <text:p text:style-name="P19"><text:bookmark text:name="_j0ppgtxlh4qc"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2589620184" text:style-name="WWNum9">
        <text:list-item>
          <text:p text:style-name="P7">Класс базы</text:p>
        </text:list-item>
        <text:list-item>
          <text:p text:style-name="P7">Набор классов ландшафта карты</text:p>
        </text:list-item>
        <text:list-item>
          <text:p text:style-name="P7"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4117113186" text:style-name="WWNum12">
        <text:list-item>
          <text:p text:style-name="P8">База должна размещаться на поле</text:p>
        </text:list-item>
        <text:list-item>
          <text:p text:style-name="P8"><text:soft-page-break/>Методы для создания юнитов</text:p>
        </text:list-item>
        <text:list-item>
          <text:p text:style-name="P8">Учет юнитов, и реакция на их уничтожение и создание</text:p>
        </text:list-item>
        <text:list-item>
          <text:p text:style-name="P8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18">Набор классов ландшафта определяют вид поля. Основные требования к классам ландшафта:</text:p>
      <text:p text:style-name="P1">Должно быть создано минимум 3 типа ландшафта</text:p>
      <text:list xml:id="list3838455358" text:style-name="WWNum13">
        <text:list-item>
          <text:p text:style-name="P9">Все классы ландшафта должны иметь как минимум один интерфейс</text:p>
        </text:list-item>
        <text:list-item>
          <text:p text:style-name="P9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9">На каждой клетке поля должен быть определенный тип ландшафта</text:p>
        </text:list-item>
      </text:list>
      <text:p text:style-name="P18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1964694295" text:style-name="WWNum11">
        <text:list-item>
          <text:p text:style-name="P10">Создано не менее 4 типов нейтральных объектов</text:p>
        </text:list-item>
        <text:list-item>
          <text:p text:style-name="P10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10">Классы нейтральных объектов должны иметь как минимум один общий интерфейс</text:p>
        </text:list-item>
      </text:list>
      <text:p text:style-name="P18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6">Выполнены основные требования к классу база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Выполнены основные требования к набору классов ландшафта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Добавлено взаимодействие юнитов</text:p>
          </table:table-cell>
          <table:table-cell table:style-name="Table5.A1" office:value-type="string">
            <text:p text:style-name="P16">1 балла</text:p>
          </table:table-cell>
        </table:table-row>
        <table:table-row table:style-name="Table5.1">
          <table:table-cell table:style-name="Table5.A1" office:value-type="string">
            <text:p text:style-name="P16">Имеется 3+ демонстрационных примера</text:p>
          </table:table-cell>
          <table:table-cell table:style-name="Table5.A1" office:value-type="string">
            <text:p text:style-name="P16">1 балл</text:p>
          </table:table-cell>
        </table:table-row>
        <table:table-row table:style-name="Table5.1">
          <table:table-cell table:style-name="Table5.A1" office:value-type="string">
            <text:p text:style-name="P16">Взаимодействие через перегрузку операторов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*Для хранения информации о юнитах в классе базы используется паттерн “Компоновщик”/ Использование “Легковеса” для хранения общих характеристик юнитов</text:span></text:p>
          </table:table-cell>
          <table:table-cell table:style-name="Table5.A1" office:value-type="string">
            <text:p text:style-name="P16"><text:span text:style-name="T4">2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*Для наблюдения над юнитами в классе база используется паттерн “Наблюдатель”</text:span></text:p>
          </table:table-cell>
          <table:table-cell table:style-name="Table5.A1" office:value-type="string">
            <text:p text:style-name="P16"><text:span text:style-name="T4">2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*Для взаимодействия ландшафта с юнитам используется паттерн “Прокси”</text:span></text:p>
          </table:table-cell>
          <table:table-cell table:style-name="Table5.A1" office:value-type="string">
            <text:p text:style-name="P16"><text:span text:style-name="T4">3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*Для взаимодействия одного типа нейтрального объекта с разными типами юнитов используется паттерн “Стратегия”</text:span></text:p>
          </table:table-cell>
          <table:table-cell table:style-name="Table5.A1" office:value-type="string">
            <text:p text:style-name="P16"><text:span text:style-name="T4">3 балла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Кол-во баллов за основные требования</text:span></text:p>
          </table:table-cell>
          <table:table-cell table:style-name="Table5.A1" office:value-type="string">
            <text:p text:style-name="P2"><text:span text:style-name="T2">10 баллов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5.A1" office:value-type="string">
            <text:p text:style-name="P2"><text:span text:style-name="T2">20 баллов</text:span></text:p>
          </table:table-cell>
        </table:table-row>
      </table:table>
      <text:p text:style-name="P18"/>
      <text:p text:style-name="P19"><text:bookmark text:name="_jl386jcj1u80"/></text:p>
      <text:p text:style-name="P20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2169773658" text:style-name="WWNum7">
        <text:list-item>
          <text:p text:style-name="P11">Должен быть реализован функционал управления юнитами</text:p>
        </text:list-item>
        <text:list-item>
          <text:p text:style-name="P11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Выполнены все основные требования к взаимодействию</text:p>
          </table:table-cell>
          <table:table-cell table:style-name="Table6.A1" office:value-type="string">
            <text:p text:style-name="P16">6 баллов</text:p>
          </table:table-cell>
        </table:table-row>
        <table:table-row table:style-name="Table6.2">
          <table:table-cell table:style-name="Table6.A1" office:value-type="string">
            <text:p text:style-name="P16">Добавлен функционал просмотра состояния базы</text:p>
          </table:table-cell>
          <table:table-cell table:style-name="Table6.A1" office:value-type="string">
            <text:p text:style-name="P16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16"><text:span text:style-name="T4">*Реализован паттерн “Фасад” через который пользователь управляет программой</text:span></text:p>
          </table:table-cell>
          <table:table-cell table:style-name="Table6.A1" office:value-type="string">
            <text:p text:style-name="P16"><text:span text:style-name="T4">1 балл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4">*Объекты между собой взаимодействуют через паттерн “Посредника”</text:span></text:p>
          </table:table-cell>
          <table:table-cell table:style-name="Table6.A1" office:value-type="string">
            <text:p text:style-name="P16"><text:span text:style-name="T4">3 балла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4">*Для передачи команд используется паттерн “Команда”</text:span></text:p>
          </table:table-cell>
          <table:table-cell table:style-name="Table6.A1" office:value-type="string">
            <text:p text:style-name="P16"><text:span text:style-name="T4">3 балла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4">*Для приема команд от пользователя используется паттерн “Цепочка обязанностей”</text:span></text:p>
          </table:table-cell>
          <table:table-cell table:style-name="Table6.A1" office:value-type="string">
            <text:p text:style-name="P16"><text:span text:style-name="T4">3 балла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2">Кол-во баллов за основные требования</text:span></text:p>
          </table:table-cell>
          <table:table-cell table:style-name="Table6.A1" office:value-type="string">
            <text:p text:style-name="P2"><text:span text:style-name="T2">10 баллов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6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3yxlu96t7n9r"/></text:p>
      <text:p text:style-name="P20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631910241" text:style-name="WWNum10">
        <text:list-item>
          <text:p text:style-name="P12">Логирование действий пользователя</text:p>
        </text:list-item>
        <text:list-item>
          <text:p text:style-name="P12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Выполнены основные требования к логированию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16">Реализована возможность записи логов в файл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16">Реализована возможность записи логов в терминал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2">Взаимодействие с файлами должны быть по идиоме RAII</text:p>
          </table:table-cell>
          <table:table-cell table:style-name="Table7.A1" office:value-type="string">
            <text:p text:style-name="P16">1 балл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*Для логирования состояний перегружен оператор вывода в поток</text:span></text:p>
          </table:table-cell>
          <table:table-cell table:style-name="Table7.A1" office:value-type="string">
            <text:p text:style-name="P16"><text:span text:style-name="T4">2 балла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*Переключение между разным логированием (логирование в файл, в терминал, без логирования) реализуется при помощи паттерна “Прокси”</text:span></text:p>
          </table:table-cell>
          <table:table-cell table:style-name="Table7.A1" office:value-type="string">
            <text:p text:style-name="P16"><text:span text:style-name="T4">4 балла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*Реализован разный формат записи при помощи паттерна “Адаптер”</text:span></text:p>
          </table:table-cell>
          <table:table-cell table:style-name="Table7.A1" office:value-type="string">
            <text:p text:style-name="P16"><text:span text:style-name="T4">4 балла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2">Кол-во баллов за основные требования</text:span></text:p>
          </table:table-cell>
          <table:table-cell table:style-name="Table7.A1" office:value-type="string">
            <text:p text:style-name="P2"><text:span text:style-name="T2">10 баллов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7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jtytjmsje8ab"/></text:p>
      <text:p text:style-name="P20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2707171200" text:style-name="WWNum6">
        <text:list-item>
          <text:p text:style-name="P13">Возможность записать состояние программы в файл</text:p>
        </text:list-item>
        <text:list-item>
          <text:p text:style-name="P13">Возможность считать состояние программы из файла</text:p>
        </text:list-item>
      </text:list>
      <text:p text:style-name="P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">Выполнены основные требования к сохранению и загрузке</text:p>
          </table:table-cell>
          <table:table-cell table:style-name="Table8.A1" office:value-type="string">
            <text:p text:style-name="P16">4 баллов</text:p>
          </table:table-cell>
        </table:table-row>
        <table:table-row table:style-name="Table8.1">
          <table:table-cell table:style-name="Table8.A1" office:value-type="string">
            <text:p text:style-name="P16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16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16"><text:span text:style-name="T4">*Сохранение и загрузка реализованы при помощи паттерна “Снимок”</text:span></text:p>
          </table:table-cell>
          <table:table-cell table:style-name="Table8.A1" office:value-type="string">
            <text:p text:style-name="P16"><text:span text:style-name="T4">5 баллов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4">*Реализован контроль корректности файла с сохраненными данными</text:span></text:p>
          </table:table-cell>
          <table:table-cell table:style-name="Table8.A1" office:value-type="string">
            <text:p text:style-name="P16"><text:span text:style-name="T4">5 баллов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2">Кол-во баллов за основные требования</text:span></text:p>
          </table:table-cell>
          <table:table-cell table:style-name="Table8.A1" office:value-type="string">
            <text:p text:style-name="P2"><text:span text:style-name="T2">10 баллов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8.A1" office:value-type="string">
            <text:p text:style-name="P2"><text:span text:style-name="T2">20 баллов</text:span></text:p>
          </table:table-cell>
        </table:table-row>
      </table:table>
      <text:p text:style-name="P18"/>
      <text:p text:style-name="P19"><text:bookmark text:name="_11rjykndkwei"/></text:p>
      <text:p text:style-name="P20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624632756" text:style-name="WWNum5">
        <text:list-item>
          <text:p text:style-name="P14">Правила игры должны определять начальное состояние игры</text:p>
        </text:list-item>
        <text:list-item>
          <text:p text:style-name="P14">Правила игры должны определять условия выигрыша игроков</text:p>
        </text:list-item>
        <text:list-item>
          <text:p text:style-name="P14">Правила игры должны определять очередность ходов игрока</text:p>
        </text:list-item>
        <text:list-item>
          <text:p text:style-name="P14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Выполнены основные требования</text:p>
          </table:table-cell>
          <table:table-cell table:style-name="Table9.A1" office:value-type="string">
            <text:p text:style-name="P16">5 баллов</text:p>
          </table:table-cell>
        </table:table-row>
        <table:table-row table:style-name="Table9.1">
          <table:table-cell table:style-name="Table9.A1" office:value-type="string">
            <text:p text:style-name="P16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16">3 балла</text:p>
          </table:table-cell>
        </table:table-row>
        <table:table-row table:style-name="Table9.1">
          <table:table-cell table:style-name="Table9.A1" office:value-type="string">
            <text:p text:style-name="P16">Должно быть реализовано минимум 2 правил игры</text:p>
          </table:table-cell>
          <table:table-cell table:style-name="Table9.A1" office:value-type="string">
            <text:p text:style-name="P16">2 балла</text:p>
          </table:table-cell>
        </table:table-row>
        <table:table-row table:style-name="Table9.1">
          <table:table-cell table:style-name="Table9.A1" office:value-type="string">
            <text:p text:style-name="P16"><text:span text:style-name="T4">*Класс игры в шаблоне поддерживает кол-во игроков. И для определенного кол-ва должен быть специализирован отдельно</text:span></text:p>
          </table:table-cell>
          <table:table-cell table:style-name="Table9.A1" office:value-type="string">
            <text:p text:style-name="P16"><text:span text:style-name="T4">3 балла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4">*Передача хода между игроками реализована при помощи паттерна “Состояние”</text:span></text:p>
          </table:table-cell>
          <table:table-cell table:style-name="Table9.A1" office:value-type="string">
            <text:p text:style-name="P16"><text:span text:style-name="T4">4 балла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4">*Класс игры один единственный и создается паттерном “Синглтон”</text:span></text:p>
          </table:table-cell>
          <table:table-cell table:style-name="Table9.A1" office:value-type="string">
            <text:p text:style-name="P16"><text:span text:style-name="T4">3 балла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2">Кол-во баллов за основные требования</text:span></text:p>
          </table:table-cell>
          <table:table-cell table:style-name="Table9.A1" office:value-type="string">
            <text:p text:style-name="P2"><text:span text:style-name="T2">10 баллов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9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4mq7fiy7fur3"/></text:p>
      <text:p text:style-name="P20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3384180680" text:style-name="WWNum1">
        <text:list-item>
          <text:p text:style-name="P15">Исключения покрывают как минимум все тривиальные случаи возникновения ошибки</text:p>
        </text:list-item>
        <text:list-item>
          <text:p text:style-name="P15">Все реализованные исключения обрабатываются в программе</text:p>
        </text:list-item>
        <text:list-item>
          <text:p text:style-name="P15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">Выполнены основные требования</text:p>
          </table:table-cell>
          <table:table-cell table:style-name="Table10.A1" office:value-type="string">
            <text:p text:style-name="P16">5 баллов</text:p>
          </table:table-cell>
        </table:table-row>
        <table:table-row table:style-name="Table10.1">
          <table:table-cell table:style-name="Table10.A1" office:value-type="string">
            <text:p text:style-name="P16"><text:span text:style-name="T4">*Проведено юнит-тестирование программы</text:span></text:p>
          </table:table-cell>
          <table:table-cell table:style-name="Table10.A1" office:value-type="string">
            <text:p text:style-name="P16"><text:span text:style-name="T4">5 баллов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2">Кол-во баллов за основные требования</text:span></text:p>
          </table:table-cell>
          <table:table-cell table:style-name="Table10.A1" office:value-type="string">
            <text:p text:style-name="P2"><text:span text:style-name="T2">5 баллов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10.A1" office:value-type="string">
            <text:p text:style-name="P2"><text:span text:style-name="T2">10 баллов</text:span></text:p>
          </table:table-cell>
        </table:table-row>
      </table:table>
      <text:p text:style-name="P19"><text:bookmark text:name="_fk91t3qgm0fe"/></text:p>
      <text:p text:style-name="P20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Разработан GUI (GUI не должен содержать никакой бизнес-логики)</text:p>
          </table:table-cell>
          <table:table-cell table:style-name="Table11.A1" office:value-type="string">
            <text:p text:style-name="P16">13 баллов</text:p>
          </table:table-cell>
        </table:table-row>
        <table:table-row table:style-name="Table11.1">
          <table:table-cell table:style-name="Table11.A1" office:value-type="string">
            <text:p text:style-name="P16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16">3 балла</text:p>
          </table:table-cell>
        </table:table-row>
        <table:table-row table:style-name="Table11.1">
          <table:table-cell table:style-name="Table11.A1" office:value-type="string">
            <text:p text:style-name="P16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16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16">Построена UML-диаграмма проекта</text:p>
          </table:table-cell>
          <table:table-cell table:style-name="Table11.A1" office:value-type="string">
            <text:p text:style-name="P16">3 балла</text:p>
          </table:table-cell>
        </table:table-row>
        <table:table-row table:style-name="Table11.1">
          <table:table-cell table:style-name="Table11.A1" office:value-type="string">
            <text:p text:style-name="P16">Соблюдены все принципы SOLID</text:p>
          </table:table-cell>
          <table:table-cell table:style-name="Table11.A1" office:value-type="string">
            <text:p text:style-name="P16">10 баллов</text:p>
          </table:table-cell>
        </table:table-row>
        <table:table-row table:style-name="Table11.1">
          <table:table-cell table:style-name="Table11.A1" office:value-type="string">
            <text:p text:style-name="P16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16">5 баллов</text:p>
          </table:table-cell>
        </table:table-row>
        <table:table-row table:style-name="Table11.1">
          <table:table-cell table:style-name="Table11.A1" office:value-type="string">
            <text:p text:style-name="P16">Программа запускается через исполняемый файл</text:p>
          </table:table-cell>
          <table:table-cell table:style-name="Table11.A1" office:value-type="string">
            <text:p text:style-name="P16">2 балла</text:p>
          </table:table-cell>
        </table:table-row>
        <table:table-row table:style-name="Table11.1">
          <table:table-cell table:style-name="Table11.A1" office:value-type="string">
            <text:p text:style-name="P16">В программе используются умные указатели</text:p>
          </table:table-cell>
          <table:table-cell table:style-name="Table11.A1" office:value-type="string">
            <text:p text:style-name="P16">5 баллов</text:p>
          </table:table-cell>
        </table:table-row>
        <table:table-row table:style-name="Table11.1">
          <table:table-cell table:style-name="Table11.A1" office:value-type="string">
            <text:p text:style-name="P2"><text:span text:style-name="T2">Максимально количество доп. баллов</text:span></text:p>
          </table:table-cell>
          <table:table-cell table:style-name="Table11.A1" office:value-type="string">
            <text:p text:style-name="P2"><text:span text:style-name="T2">50 баллов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11" meta:paragraph-count="242" meta:word-count="1386" meta:character-count="9734" meta:non-whitespace-character-count="8628"/>
    <meta:generator>LibreOfficeDev/6.0.5.2$Linux_X86_64 LibreOffice_project/</meta:generator>
  </office:meta>
</office:document-meta>
</file>